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D000000EB614C1A9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DatosGenerales" style:family="table">
      <style:table-properties style:width="17.59cm" table:align="margins"/>
    </style:style>
    <style:style style:name="DatosGenerales.A" style:family="table-column">
      <style:table-column-properties style:column-width="8.795cm" style:rel-column-width="32767*"/>
    </style:style>
    <style:style style:name="DatosGenerales.B" style:family="table-column">
      <style:table-column-properties style:column-width="8.795cm" style:rel-column-width="32768*"/>
    </style:style>
    <style:style style:name="DatosGenerales.A1" style:family="table-cell">
      <style:table-cell-properties fo:background-color="#eeeeee" fo:padding="0.097cm" fo:border="0.05pt solid #000000">
        <style:background-image/>
      </style:table-cell-properties>
    </style:style>
    <style:style style:name="DatosGenerales.A2" style:family="table-cell">
      <style:table-cell-properties fo:padding="0.097cm" fo:border-left="0.05pt solid #000000" fo:border-right="none" fo:border-top="none" fo:border-bottom="0.05pt solid #000000"/>
    </style:style>
    <style:style style:name="DatosGenerales.B2" style:family="table-cell">
      <style:table-cell-properties fo:padding="0.097cm" fo:border-left="0.05pt solid #000000" fo:border-right="0.05pt solid #000000" fo:border-top="none" fo:border-bottom="0.05pt solid #000000"/>
    </style:style>
    <style:style style:name="DatosGenerales.A3" style:family="table-cell">
      <style:table-cell-properties fo:padding="0.097cm" fo:border-left="0.05pt solid #000000" fo:border-right="none" fo:border-top="none" fo:border-bottom="0.05pt solid #000000"/>
    </style:style>
    <style:style style:name="DatosGenerales.B3" style:family="table-cell">
      <style:table-cell-properties fo:padding="0.097cm" fo:border-left="0.05pt solid #000000" fo:border-right="0.05pt solid #000000" fo:border-top="none" fo:border-bottom="0.05pt solid #000000"/>
    </style:style>
    <style:style style:name="DatosGenerales.A4" style:family="table-cell">
      <style:table-cell-properties fo:padding="0.097cm" fo:border-left="0.05pt solid #000000" fo:border-right="none" fo:border-top="none" fo:border-bottom="0.05pt solid #000000"/>
    </style:style>
    <style:style style:name="DatosGenerales.B4" style:family="table-cell">
      <style:table-cell-properties fo:padding="0.097cm" fo:border-left="0.05pt solid #000000" fo:border-right="0.05pt solid #000000" fo:border-top="none" fo:border-bottom="0.05pt solid #000000"/>
    </style:style>
    <style:style style:name="DatosGenerales.A5" style:family="table-cell">
      <style:table-cell-properties fo:padding="0.097cm" fo:border-left="0.05pt solid #000000" fo:border-right="none" fo:border-top="none" fo:border-bottom="0.05pt solid #000000"/>
    </style:style>
    <style:style style:name="DatosGenerales.B5" style:family="table-cell">
      <style:table-cell-properties fo:padding="0.097cm" fo:border-left="0.05pt solid #000000" fo:border-right="0.05pt solid #000000" fo:border-top="none" fo:border-bottom="0.05pt solid #000000"/>
    </style:style>
    <style:style style:name="DatosGenerales.A6" style:family="table-cell">
      <style:table-cell-properties fo:padding="0.097cm" fo:border-left="0.05pt solid #000000" fo:border-right="none" fo:border-top="none" fo:border-bottom="0.05pt solid #000000"/>
    </style:style>
    <style:style style:name="DatosGenerales.B6" style:family="table-cell">
      <style:table-cell-properties fo:padding="0.097cm" fo:border-left="0.05pt solid #000000" fo:border-right="0.05pt solid #000000" fo:border-top="none" fo:border-bottom="0.05pt solid #000000"/>
    </style:style>
    <style:style style:name="DatosGenerales.A7" style:family="table-cell">
      <style:table-cell-properties fo:padding="0.097cm" fo:border-left="0.05pt solid #000000" fo:border-right="none" fo:border-top="none" fo:border-bottom="0.05pt solid #000000"/>
    </style:style>
    <style:style style:name="DatosGenerales.B7" style:family="table-cell">
      <style:table-cell-properties fo:padding="0.097cm" fo:border-left="0.05pt solid #000000" fo:border-right="0.05pt solid #000000" fo:border-top="none" fo:border-bottom="0.05pt solid #000000"/>
    </style:style>
    <style:style style:name="DatosGenerales.A8" style:family="table-cell">
      <style:table-cell-properties fo:padding="0.097cm" fo:border-left="0.05pt solid #000000" fo:border-right="none" fo:border-top="none" fo:border-bottom="0.05pt solid #000000"/>
    </style:style>
    <style:style style:name="DatosGenerales.B8" style:family="table-cell">
      <style:table-cell-properties fo:padding="0.097cm" fo:border-left="0.05pt solid #000000" fo:border-right="0.05pt solid #000000" fo:border-top="none" fo:border-bottom="0.05pt solid #000000"/>
    </style:style>
    <style:style style:name="DatosGenerales.A9" style:family="table-cell">
      <style:table-cell-properties fo:padding="0.097cm" fo:border-left="0.05pt solid #000000" fo:border-right="none" fo:border-top="none" fo:border-bottom="0.05pt solid #000000"/>
    </style:style>
    <style:style style:name="DatosGenerales.B9" style:family="table-cell">
      <style:table-cell-properties fo:padding="0.097cm" fo:border-left="0.05pt solid #000000" fo:border-right="0.05pt solid #000000" fo:border-top="none" fo:border-bottom="0.05pt solid #000000"/>
    </style:style>
    <style:style style:name="DatosGenerales.A10" style:family="table-cell">
      <style:table-cell-properties fo:background-color="#eeeeee" fo:padding="0.097cm" fo:border-left="0.05pt solid #000000" fo:border-right="0.05pt solid #000000" fo:border-top="none" fo:border-bottom="0.05pt solid #000000">
        <style:background-image/>
      </style:table-cell-properties>
    </style:style>
    <style:style style:name="DatosGenerales.A11" style:family="table-cell">
      <style:table-cell-properties fo:background-color="#ffffff" fo:padding="0.097cm" fo:border-left="0.05pt solid #000000" fo:border-right="none" fo:border-top="none" fo:border-bottom="0.05pt solid #000000">
        <style:background-image/>
      </style:table-cell-properties>
    </style:style>
    <style:style style:name="DatosGenerales.B11"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Text_20_body">
      <style:text-properties fo:font-size="6pt" officeooo:rsid="00106ff2" officeooo:paragraph-rsid="00106ff2" style:font-size-asian="6pt" style:font-size-complex="6pt"/>
    </style:style>
    <style:style style:name="P2" style:family="paragraph" style:parent-style-name="Text_20_body">
      <style:text-properties style:font-name="Liberation Serif"/>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fo:font-weight="normal" style:font-style-asian="italic" style:font-weight-asian="normal" style:font-style-complex="italic" style:font-weight-complex="normal"/>
    </style:style>
    <style:style style:name="P5" style:family="paragraph" style:parent-style-name="Text_20_body">
      <style:text-properties fo:color="#000000"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P6" style:family="paragraph" style:parent-style-name="Text_20_body">
      <style:text-properties fo:color="#000000" fo:font-style="italic" style:text-underline-style="none" style:font-style-asian="italic" style:font-name-complex="Arial" style:font-style-complex="italic"/>
    </style:style>
    <style:style style:name="P7" style:family="paragraph" style:parent-style-name="Text_20_body">
      <style:text-properties officeooo:rsid="00272192" officeooo:paragraph-rsid="00272192"/>
    </style:style>
    <style:style style:name="P8" style:family="paragraph" style:parent-style-name="Text_20_body">
      <style:text-properties officeooo:rsid="00280cea" officeooo:paragraph-rsid="00280cea"/>
    </style:style>
    <style:style style:name="P9" style:family="paragraph" style:parent-style-name="Text_20_body">
      <style:text-properties officeooo:paragraph-rsid="00280cea"/>
    </style:style>
    <style:style style:name="P10" style:family="paragraph" style:parent-style-name="Title">
      <style:paragraph-properties fo:margin-top="0.402cm" fo:margin-bottom="0.402cm" loext:contextual-spacing="false"/>
      <style:text-properties fo:font-size="18pt" style:font-size-asian="18pt" style:font-size-complex="18pt"/>
    </style:style>
    <style:style style:name="P11" style:family="paragraph" style:parent-style-name="Subtitle">
      <style:paragraph-properties fo:margin-top="0cm" fo:margin-bottom="0.496cm" loext:contextual-spacing="false"/>
      <style:text-properties fo:font-size="11pt" style:font-size-asian="11pt" style:font-size-complex="11pt"/>
    </style:style>
    <style:style style:name="P12" style:family="paragraph" style:parent-style-name="Revision_20_Table_20_Content">
      <style:text-properties officeooo:paragraph-rsid="001ec2a4"/>
    </style:style>
    <style:style style:name="P13" style:family="paragraph" style:parent-style-name="Header">
      <style:text-properties fo:font-size="6pt" officeooo:rsid="000c0a3a" officeooo:paragraph-rsid="000c0a3a" style:font-size-asian="5.25pt" style:font-size-complex="6pt"/>
    </style:style>
    <style:style style:name="P14" style:family="paragraph" style:parent-style-name="Footer">
      <style:paragraph-properties fo:text-align="end" style:justify-single-word="false"/>
      <style:text-properties officeooo:paragraph-rsid="00106ff2"/>
    </style:style>
    <style:style style:name="P15" style:family="paragraph" style:parent-style-name="caption">
      <style:paragraph-properties fo:margin-top="0cm" fo:margin-bottom="0cm" loext:contextual-spacing="false" style:line-height-at-least="0.582cm" fo:text-align="justify" style:justify-single-word="false" fo:orphans="2" fo:widows="2"/>
      <style:text-properties fo:font-variant="normal" fo:text-transform="none" fo:color="#00000a" style:font-name="Liberation Serif" fo:font-size="13.5pt" fo:letter-spacing="normal" fo:language="es" fo:country="CO" fo:font-style="italic" fo:font-weight="normal" officeooo:paragraph-rsid="001fd8f0" style:font-name-asian="Tahoma" style:font-size-asian="13.5pt" style:language-asian="zh" style:country-asian="CN" style:font-style-asian="italic" style:font-weight-asian="normal" style:font-name-complex="Lohit Devanagari" style:font-size-complex="12pt" style:language-complex="hi" style:country-complex="IN" style:font-style-complex="italic" style:font-weight-complex="normal"/>
    </style:style>
    <style:style style:name="P16" style:family="paragraph" style:parent-style-name="caption">
      <style:text-properties fo:color="#000000" style:font-name="Liberation Serif" fo:font-size="12pt" fo:language="es" fo:country="CO" fo:font-style="italic" style:text-underline-style="none" officeooo:paragraph-rsid="001fd8f0" style:font-name-asian="Tahoma" style:font-size-asian="12pt" style:language-asian="zh" style:country-asian="CN" style:font-style-asian="italic" style:font-name-complex="Arial" style:font-size-complex="12pt" style:language-complex="hi" style:country-complex="IN" style:font-style-complex="italic"/>
    </style:style>
    <style:style style:name="P17" style:family="paragraph" style:parent-style-name="caption">
      <style:text-properties fo:color="#00000a" style:font-name="Liberation Serif" fo:font-size="12pt" fo:language="es" fo:country="CO" fo:font-style="italic" officeooo:paragraph-rsid="001fd8f0" style:font-name-asian="Tahoma" style:font-size-asian="12pt" style:language-asian="zh" style:country-asian="CN" style:font-style-asian="italic" style:font-name-complex="Lohit Devanagari" style:font-size-complex="12pt" style:language-complex="hi" style:country-complex="IN" style:font-style-complex="italic"/>
    </style:style>
    <style:style style:name="P18" style:family="paragraph" style:parent-style-name="caption">
      <style:text-properties fo:color="#00000a" style:font-name="Liberation Serif" fo:font-size="12pt" fo:language="es" fo:country="CO" fo:font-style="normal" fo:font-weight="bold" officeooo:paragraph-rsid="001fd8f0"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19" style:family="paragraph" style:parent-style-name="caption">
      <style:text-properties fo:color="#00000a" style:font-name="Liberation Serif" fo:font-size="12pt" fo:language="es" fo:country="CO" fo:font-style="normal" officeooo:paragraph-rsid="001fd8f0" style:font-name-asian="Tahoma" style:font-size-asian="12pt" style:language-asian="zh" style:country-asian="CN" style:font-style-asian="normal" style:font-name-complex="Lohit Devanagari" style:font-size-complex="12pt" style:language-complex="hi" style:country-complex="IN" style:font-style-complex="normal"/>
    </style:style>
    <style:style style:name="P20" style:family="paragraph" style:parent-style-name="caption">
      <style:text-properties fo:color="#00000a" style:font-name="Liberation Serif" fo:font-size="16pt" fo:language="es" fo:country="CO" fo:font-style="normal" fo:font-weight="bold" officeooo:paragraph-rsid="001fd8f0" style:font-name-asian="Tahoma" style:font-size-asian="16pt" style:language-asian="zh" style:country-asian="CN" style:font-style-asian="normal" style:font-weight-asian="bold" style:font-name-complex="Lohit Devanagari" style:font-size-complex="16pt" style:language-complex="hi" style:country-complex="IN" style:font-style-complex="normal" style:font-weight-complex="bold"/>
    </style:style>
    <style:style style:name="P21" style:family="paragraph" style:parent-style-name="caption">
      <style:text-properties fo:color="#00000a" style:font-name="Liberation Serif" fo:font-size="10.5pt" fo:language="es" fo:country="CO" fo:font-style="normal" fo:font-weight="bold" officeooo:paragraph-rsid="001fd8f0" style:font-name-asian="Tahoma" style:font-size-asian="10.5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22" style:family="paragraph" style:parent-style-name="Table_20_Contents">
      <style:text-properties fo:font-weight="bold" officeooo:rsid="00280cea" officeooo:paragraph-rsid="00280cea" style:font-weight-asian="bold" style:font-weight-complex="bold"/>
    </style:style>
    <style:style style:name="P23" style:family="paragraph" style:parent-style-name="Table_20_Contents">
      <style:text-properties fo:font-weight="bold" officeooo:rsid="002a0003" officeooo:paragraph-rsid="002a0003" style:font-weight-asian="bold" style:font-weight-complex="bold"/>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Heading_20_2">
      <style:text-properties style:font-name="Liberation Serif"/>
    </style:style>
    <style:style style:name="P27" style:family="paragraph" style:parent-style-name="Heading_20_1">
      <style:text-properties style:font-name="Liberation Serif"/>
    </style:style>
    <style:style style:name="P28" style:family="paragraph" style:parent-style-name="Heading_20_1" style:list-style-name="">
      <style:text-properties style:font-name="Liberation Serif" officeooo:rsid="00272192" officeooo:paragraph-rsid="00272192"/>
    </style:style>
    <style:style style:name="P29" style:family="paragraph" style:parent-style-name="Heading_20_1">
      <style:text-properties style:font-name="Liberation Serif" officeooo:paragraph-rsid="00214bfe"/>
    </style:style>
    <style:style style:name="P30" style:family="paragraph" style:parent-style-name="Heading_20_1">
      <style:paragraph-properties fo:break-before="page"/>
      <style:text-properties style:font-name="Liberation Serif"/>
    </style:style>
    <style:style style:name="P31" style:family="paragraph" style:parent-style-name="Heading_20_1">
      <style:paragraph-properties fo:break-before="page"/>
      <style:text-properties style:font-name="Liberation Serif" officeooo:rsid="00272192" officeooo:paragraph-rsid="00272192"/>
    </style:style>
    <style:style style:name="P32" style:family="paragraph" style:parent-style-name="Heading_20_1">
      <style:paragraph-properties fo:break-before="page"/>
      <style:text-properties officeooo:rsid="00280cea" officeooo:paragraph-rsid="00280cea"/>
    </style:style>
    <style:style style:name="T1" style:family="text">
      <style:text-properties fo:color="#000000"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2" style:family="text">
      <style:text-properties fo:color="#000000" fo:font-size="12pt" fo:font-style="italic" style:text-underline-style="none" fo:font-weight="normal" officeooo:rsid="00214bfe" style:font-size-asian="12pt" style:font-style-asian="italic" style:font-weight-asian="normal" style:font-name-complex="Arial" style:font-size-complex="12pt" style:font-style-complex="italic" style:font-weight-complex="normal"/>
    </style:style>
    <style:style style:name="T3" style:family="text">
      <style:text-properties officeooo:rsid="0020bcc8"/>
    </style:style>
    <style:style style:name="T4" style:family="text">
      <style:text-properties fo:font-size="12pt" fo:font-style="italic" style:text-underline-style="none" fo:font-weight="normal" style:font-size-asian="12pt" style:font-style-asian="italic" style:font-weight-asian="normal" style:font-name-complex="Arial" style:font-size-complex="12pt" style:font-style-complex="italic" style:font-weight-complex="normal"/>
    </style:style>
    <style:style style:name="T5" style:family="text">
      <style:text-properties officeooo:rsid="00248009"/>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5"><text:a xlink:type="simple" xlink:href="#__RefHeading__2959_1786451214" text:style-name="Index_20_Link" text:visited-style-name="Index_20_Link"><text:s/>1 Introducción<text:tab/>2</text:a></text:p>
          <text:p text:style-name="P25"><text:a xlink:type="simple" xlink:href="#__RefHeading__1642_1329316158" text:style-name="Index_20_Link" text:visited-style-name="Index_20_Link"><text:s/>2 Datos Generales.<text:tab/>3</text:a></text:p>
          <text:p text:style-name="P25"><text:a xlink:type="simple" xlink:href="#__RefHeading__2973_1786451214" text:style-name="Index_20_Link" text:visited-style-name="Index_20_Link"><text:s/>3 Objetivos<text:tab/>4</text:a></text:p>
          <text:p text:style-name="P24"><text:a xlink:type="simple" xlink:href="#__RefHeading__2975_1786451214" text:style-name="Index_20_Link" text:visited-style-name="Index_20_Link"><text:s/>3.1 Objetivo Principal<text:tab/>4</text:a></text:p>
          <text:p text:style-name="P24"><text:a xlink:type="simple" xlink:href="#__RefHeading__2977_1786451214" text:style-name="Index_20_Link" text:visited-style-name="Index_20_Link"><text:s/>3.2 Objetivos Especificos<text:tab/>4</text:a></text:p>
          <text:p text:style-name="P25"><text:a xlink:type="simple" xlink:href="#__RefHeading__2979_1786451214" text:style-name="Index_20_Link" text:visited-style-name="Index_20_Link"><text:s/>4 Alcance<text:tab/>5</text:a></text:p>
          <text:p text:style-name="P25"><text:a xlink:type="simple" xlink:href="#__RefHeading__2981_1786451214" text:style-name="Index_20_Link" text:visited-style-name="Index_20_Link"><text:s/>5 Políticas<text:tab/>6</text:a></text:p>
          <text:p text:style-name="P25"><text:a xlink:type="simple" xlink:href="#__RefHeading__2997_1786451214" text:style-name="Index_20_Link" text:visited-style-name="Index_20_Link"><text:s/>6 Categorización del proyecto y ciclo de vida<text:tab/>7</text:a></text:p>
        </text:index-body>
      </text:table-of-content>
      <text:h text:style-name="P28" text:outline-level="1"/>
      <text:h text:style-name="P31" text:outline-level="1"><text:bookmark-start text:name="__RefHeading__2959_1786451214"/>Introducción<text:bookmark-end text:name="__RefHeading__2959_1786451214"/></text:h>
      <text:p text:style-name="P7"/>
      <text:p text:style-name="P7">En este documento se debe definir la información inicial de un proyecto, el nombre, código, los objetivos, alcance, políticas, tipo de proyecto, modelo de ciclo de vida a utilizar y los involucrados mas importantes en el mismo, todos estos puntos se detallan en el documento.</text:p>
      <text:p text:style-name="P7"/>
      <text:h text:style-name="P32" text:outline-level="1"><text:bookmark-start text:name="__RefHeading__1642_1329316158"/>Datos Generales.<text:bookmark-end text:name="__RefHeading__1642_1329316158"/></text:h>
      <text:p text:style-name="P9"/>
      <text:p text:style-name="P8">En este item se deben describir los datos generales del proyecto a realizar, tales como el nombre, código, encargado por parte del cliente y datos de contacto.</text:p>
      <table:table table:name="DatosGenerales" table:style-name="DatosGenerales">
        <table:table-column table:style-name="DatosGenerales.A"/>
        <table:table-column table:style-name="DatosGenerales.B"/>
        <table:table-row>
          <table:table-cell table:style-name="DatosGenerales.A1" table:number-columns-spanned="2" office:value-type="string">
            <text:p text:style-name="P23">Cliente</text:p>
          </table:table-cell>
          <table:covered-table-cell/>
        </table:table-row>
        <table:table-row>
          <table:table-cell table:style-name="DatosGenerales.A2" office:value-type="string">
            <text:p text:style-name="P22">Nombre</text:p>
          </table:table-cell>
          <table:table-cell table:style-name="DatosGenerales.B2" office:value-type="string">
            <text:p text:style-name="Table_20_Contents"/>
          </table:table-cell>
        </table:table-row>
        <table:table-row>
          <table:table-cell table:style-name="DatosGenerales.A8" office:value-type="string">
            <text:p text:style-name="P22">Código</text:p>
          </table:table-cell>
          <table:table-cell table:style-name="DatosGenerales.B8" office:value-type="string">
            <text:p text:style-name="Table_20_Contents"/>
          </table:table-cell>
        </table:table-row>
        <table:table-row>
          <table:table-cell table:style-name="DatosGenerales.A8" office:value-type="string">
            <text:p text:style-name="P22">Documento (Nit)</text:p>
          </table:table-cell>
          <table:table-cell table:style-name="DatosGenerales.B8" office:value-type="string">
            <text:p text:style-name="Table_20_Contents"/>
          </table:table-cell>
        </table:table-row>
        <table:table-row>
          <table:table-cell table:style-name="DatosGenerales.A8" office:value-type="string">
            <text:p text:style-name="P22">Responsable (Cliente)</text:p>
          </table:table-cell>
          <table:table-cell table:style-name="DatosGenerales.B8" office:value-type="string">
            <text:p text:style-name="Table_20_Contents"/>
          </table:table-cell>
        </table:table-row>
        <table:table-row>
          <table:table-cell table:style-name="DatosGenerales.A8" office:value-type="string">
            <text:p text:style-name="P22">Dirección</text:p>
          </table:table-cell>
          <table:table-cell table:style-name="DatosGenerales.B8" office:value-type="string">
            <text:p text:style-name="Table_20_Contents"/>
          </table:table-cell>
        </table:table-row>
        <table:table-row>
          <table:table-cell table:style-name="DatosGenerales.A8" office:value-type="string">
            <text:p text:style-name="P22">Teléfono(s)</text:p>
          </table:table-cell>
          <table:table-cell table:style-name="DatosGenerales.B8" office:value-type="string">
            <text:p text:style-name="Table_20_Contents"/>
          </table:table-cell>
        </table:table-row>
        <table:table-row>
          <table:table-cell table:style-name="DatosGenerales.A8" office:value-type="string">
            <text:p text:style-name="P22">Ciudad</text:p>
          </table:table-cell>
          <table:table-cell table:style-name="DatosGenerales.B8" office:value-type="string">
            <text:p text:style-name="Table_20_Contents"/>
          </table:table-cell>
        </table:table-row>
        <table:table-row>
          <table:table-cell table:style-name="DatosGenerales.A9" office:value-type="string">
            <text:p text:style-name="P22">Otros</text:p>
          </table:table-cell>
          <table:table-cell table:style-name="DatosGenerales.B9" office:value-type="string">
            <text:p text:style-name="Table_20_Contents"/>
          </table:table-cell>
        </table:table-row>
        <table:table-row>
          <table:table-cell table:style-name="DatosGenerales.A10" table:number-columns-spanned="2" office:value-type="string">
            <text:p text:style-name="P23">Hospitec</text:p>
          </table:table-cell>
          <table:covered-table-cell/>
        </table:table-row>
        <table:table-row>
          <table:table-cell table:style-name="DatosGenerales.A11" office:value-type="string">
            <text:p text:style-name="P23">Director del Proyecto</text:p>
          </table:table-cell>
          <table:table-cell table:style-name="DatosGenerales.B11" office:value-type="string">
            <text:p text:style-name="P23"/>
          </table:table-cell>
        </table:table-row>
        <table:table-row>
          <table:table-cell table:style-name="DatosGenerales.A11" office:value-type="string">
            <text:p text:style-name="P23">Gestor de Requerimientos</text:p>
          </table:table-cell>
          <table:table-cell table:style-name="DatosGenerales.B11" office:value-type="string">
            <text:p text:style-name="P23"/>
          </table:table-cell>
        </table:table-row>
        <table:table-row>
          <table:table-cell table:style-name="DatosGenerales.A11" office:value-type="string">
            <text:p text:style-name="P23">Auditor Interno</text:p>
          </table:table-cell>
          <table:table-cell table:style-name="DatosGenerales.B11" office:value-type="string">
            <text:p text:style-name="P23"/>
          </table:table-cell>
        </table:table-row>
      </table:table>
      <text:p text:style-name="P8"/>
      <text:h text:style-name="P30" text:outline-level="1"><text:bookmark-start text:name="__RefHeading__2973_1786451214"/>Objetivos<text:bookmark-end text:name="__RefHeading__2973_1786451214"/></text:h>
      <text:p text:style-name="P18"/>
      <text:h text:style-name="P26" text:outline-level="2"><text:bookmark-start text:name="__RefHeading__2975_1786451214"/>Objetivo Principal<text:bookmark-end text:name="__RefHeading__2975_1786451214"/></text:h>
      <text:p text:style-name="P2">Definir el objetivo principal del proyecto.</text:p>
      <text:h text:style-name="P26" text:outline-level="2"><text:bookmark-start text:name="__RefHeading__2977_1786451214"/>Objetivos Especificos<text:bookmark-end text:name="__RefHeading__2977_1786451214"/></text:h>
      <text:p text:style-name="P2">Definir los objetivos especificos para el proyecto</text:p>
      <text:p text:style-name="P19"/>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7" text:outline-level="1"><text:bookmark-start text:name="__RefHeading__2979_1786451214"/><text:soft-page-break/><text:span text:style-name="T5">A</text:span>lcance<text:bookmark-end text:name="__RefHeading__2979_1786451214"/></text:h>
      <text:p text:style-name="P20"/>
      <text:p text:style-name="P2">Basarse en el contrato con el fin de delimitar el proyecto, asi poder describirlo y tener un panorama claro de lo que se va a desarrolllar para el cliente en particular.</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29" text:outline-level="1"><text:bookmark-start text:name="__RefHeading__2981_1786451214"/><text:soft-page-break/>Políticas<text:bookmark-end text:name="__RefHeading__2981_1786451214"/></text:h>
      <text:p text:style-name="P5"><text:bookmark-start text:name="__RefHeading__2983_1786451214"/>Se define el proceso de toma y registro de requerimientos como un modelo integral de la metodología de desarrollo promovida por la compañia, haciendo este proceso de obligatorio cumplimiento en todas las actividades descritas en el presente documento para todos y cada uno de los proyectos que entable la empresa.<text:bookmark-end text:name="__RefHeading__2983_1786451214"/></text:p>
      <text:p text:style-name="P6"><text:bookmark-start text:name="__RefHeading__2985_1786451214"/>Despues de entregado el proyecto todo cambio solicitado o nueva funcionalidad pedida por el cliente será tomado como un nuevo requerimiento y deberá ser evaluada su viabilidad de acuerdo al impacto sobre el sistema, si conlleva un valor monetario por parte del cliente y el tiempo de desarrollo.<text:bookmark-end text:name="__RefHeading__2985_1786451214"/></text:p>
      <text:p text:style-name="Text_20_body"><text:bookmark-start text:name="__RefHeading__2987_1786451214"/><text:span text:style-name="T4">Se debe definir un responsabl</text:span><text:bookmark text:name="_GoBack"/><text:span text:style-name="T4">e del proyecto por parte del cliente que represente y autorice los requerimientos establecidos en las actas.</text:span><text:bookmark-end text:name="__RefHeading__2987_1786451214"/></text:p>
      <text:p text:style-name="Text_20_body"><text:bookmark-start text:name="__RefHeading__2989_1786451214"/><text:span text:style-name="T2">S</text:span><text:span text:style-name="T1">e define el proceso de planeción como una actividad primordial dentro del proceso de entrega de los proyectos en Hospitec, haciendo este proceso de obligatorio cumplimiento en todas las actividades descritas en el presente documento.</text:span><text:bookmark-end text:name="__RefHeading__2989_1786451214"/></text:p>
      <text:p text:style-name="P6"><text:bookmark-start text:name="__RefHeading__2991_1786451214"/>Debe haber una persona encargada de cada proyecto, la cual actuará como director de proyecto y velará porque todos los procesos se lleven a cabo y el cliente tenga el producto deseado en el tiempo deseado.<text:bookmark-end text:name="__RefHeading__2991_1786451214"/></text:p>
      <text:p text:style-name="P4"><text:bookmark-start text:name="__RefHeading__2993_1786451214"/>Por ningún motivo se deberá saltar ninguna de las actividades descritas en este documento, en caso tal debe existir un aclaración sobre la actividad omitida con justificada razón. <text:bookmark-end text:name="__RefHeading__2993_1786451214"/></text:p>
      <text:p text:style-name="P3"><text:bookmark-start text:name="__RefHeading__2995_1786451214"/>Se define el proceso de seguimiento como una actividad de obligatorio cumplimiento por parte del director de cada proyecto, con el fin de verificar el plan establecido y asegurar la calidad del producto.<text:bookmark-end text:name="__RefHeading__2995_1786451214"/></text:p>
      <text:p text:style-name="P16"/>
      <text:p text:style-name="P2">Se deben tener en cuenta las políticas preestablecidas descritas anteriormente para cada proyecto, en caso de ser necesario definir las políticas particulares para cada <text:span text:style-name="T3">caso</text:span> según corresponda .</text:p>
      <text:p text:style-name="P17"/>
      <text:h text:style-name="P27" text:outline-level="1"><text:bookmark-start text:name="__RefHeading__2997_1786451214"/><text:soft-page-break/>Categorización del proyecto y ciclo de vida<text:bookmark-end text:name="__RefHeading__2997_1786451214"/></text:h>
      <text:p text:style-name="P17"/>
      <text:p text:style-name="P2">Definir el tipo de proyecto segun corresponda y el ciclo de vida que se imlementará para desarrollarlo.</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27" text:outline-level="1" text:is-list-header="true"><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cm" fo:margin-bottom="1.101cm" loext:contextual-spacing="tru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6cm" fo:margin-bottom="1.401cm" loext:contextual-spacing="false" fo:text-align="center" style:justify-single-word="false" style:page-number="auto" style:shadow="none"/>
      <style:text-properties fo:text-transform="capitalize" fo:font-size="18pt" fo:background-color="transparen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fo:text-transform="capitalize" fo:font-size="130%" fo:font-weight="bold" style:font-size-asian="130%" style:font-weight-asian="bold" style:font-size-complex="130%" style:font-weight-complex="600"/>
    </style:style>
    <style:style style:name="Revision_20_Table_20_Content" style:display-name="Revision Table Content" style:family="paragraph" style:parent-style-name="Table_20_Contents" style:class="html" style:master-page-name="">
      <style:paragraph-properties fo:text-align="center" style:justify-single-word="false" style:page-number="auto"/>
      <style:text-properties fo:font-size="5pt" style:font-size-asian="10.5pt"/>
    </style:style>
    <style:style style:name="Revision_20_Table_20_Heading" style:display-name="Revision Table Heading" style:family="paragraph" style:parent-style-name="Table_20_Heading" style:class="html">
      <style:text-properties fo:font-size="6pt" style:font-size-asian="10.5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text-transform="capitalize" fo:font-size="115%" fo:font-weight="bold" style:font-size-asian="115%" style:font-weight-asian="bold" style:font-size-complex="115%"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349cm" fo:text-indent="-0.635cm" fo:margin-left="1.349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84cm" fo:text-indent="-0.635cm" fo:margin-left="1.984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619cm" fo:text-indent="-0.635cm" fo:margin-left="2.619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254cm" fo:text-indent="-0.635cm" fo:margin-left="3.254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89cm" fo:text-indent="-0.635cm" fo:margin-left="3.889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524cm" fo:text-indent="-0.635cm" fo:margin-left="4.524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159cm" fo:text-indent="-0.635cm" fo:margin-left="5.159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94cm" fo:text-indent="-0.635cm" fo:margin-left="5.794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429cm" fo:text-indent="-0.635cm" fo:margin-left="6.429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31cm" fo:text-indent="-0.635cm" fo:margin-left="1.231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866cm" fo:text-indent="-0.635cm" fo:margin-left="1.866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01cm" fo:text-indent="-0.635cm" fo:margin-left="2.501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36cm" fo:text-indent="-0.635cm" fo:margin-left="3.136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771cm" fo:text-indent="-0.635cm" fo:margin-left="3.77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06cm" fo:text-indent="-0.635cm" fo:margin-left="4.406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41cm" fo:text-indent="-0.635cm" fo:margin-left="5.041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676cm" fo:text-indent="-0.635cm" fo:margin-left="5.676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11cm" fo:text-indent="-0.635cm" fo:margin-left="6.311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7cm" fo:margin-left="-0.004cm" table:align="left"/>
    </style:style>
    <style:style style:name="Table2.A" style:family="table-column">
      <style:table-column-properties style:column-width="4.203cm"/>
    </style:style>
    <style:style style:name="Table2.B" style:family="table-column">
      <style:table-column-properties style:column-width="8.996cm"/>
    </style:style>
    <style:style style:name="Table2.C" style:family="table-column">
      <style:table-column-properties style:column-width="4.37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1" style:family="table">
      <style:table-properties style:width="4.177cm" table:align="margins"/>
    </style:style>
    <style:style style:name="Table1.A" style:family="table-column">
      <style:table-column-properties style:column-width="1.39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2" style:family="table-row">
      <style:table-row-properties style:min-row-height="0.355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MP1" style:family="paragraph" style:parent-style-name="Text_20_body">
      <style:text-properties fo:font-size="6pt" officeooo:rsid="00106ff2" officeooo:paragraph-rsid="00106ff2" style:font-size-asian="6pt" style:font-size-complex="6pt"/>
    </style:style>
    <style:style style:name="MP2" style:family="paragraph" style:parent-style-name="Title">
      <style:paragraph-properties fo:margin-top="0.402cm" fo:margin-bottom="0.402cm" loext:contextual-spacing="false"/>
      <style:text-properties fo:font-size="18pt" style:font-size-asian="18pt" style:font-size-complex="18pt"/>
    </style:style>
    <style:style style:name="MP3" style:family="paragraph" style:parent-style-name="Subtitle">
      <style:paragraph-properties fo:margin-top="0cm" fo:margin-bottom="0.496cm" loext:contextual-spacing="false"/>
      <style:text-properties fo:font-size="11pt" style:font-size-asian="11pt" style:font-size-complex="11pt"/>
    </style:style>
    <style:style style:name="MP4" style:family="paragraph" style:parent-style-name="Revision_20_Table_20_Content">
      <style:text-properties officeooo:paragraph-rsid="001ec2a4"/>
    </style:style>
    <style:style style:name="MP5" style:family="paragraph" style:parent-style-name="Header">
      <style:text-properties fo:font-size="6pt" officeooo:rsid="000c0a3a" officeooo:paragraph-rsid="000c0a3a" style:font-size-asian="5.25pt" style:font-size-complex="6pt"/>
    </style:style>
    <style:style style:name="MP6" style:family="paragraph" style:parent-style-name="Footer">
      <style:paragraph-properties fo:text-align="end" style:justify-single-word="false"/>
      <style:text-properties officeooo:paragraph-rsid="00106ff2"/>
    </style:style>
    <style:style style:name="M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a xlink:type="simple" xlink:href="https://www.hospitec.com.co/"><draw:frame draw:style-name="Mfr1" draw:name="HTTPS://WWW.HOSPITEC.COM.CO/" text:anchor-type="paragraph" svg:width="3.757cm" svg:height="1.244cm" draw:z-index="7"><draw:image xlink:href="Pictures/10000201000002AD000000EB614C1A90.png" xlink:type="simple" xlink:show="embed" xlink:actuate="onLoad"/></draw:frame></draw:a></text:p>
            </table:table-cell>
            <table:table-cell table:style-name="Table2.B1" office:value-type="string">
              <text:p text:style-name="MP2"><text:title>Definición del Proyecto</text:title></text:p>
              <text:p text:style-name="MP3"><text:subject>Define los objetivos, alcance y otras caracteristicas sobre el proyecto a realizar</text:subject></text:p>
            </table:table-cell>
            <table:table-cell table:style-name="Table2.B1" office:value-type="string">
              <table:table table:name="Table1" table:style-name="Table1">
                <table:table-column table:style-name="Table1.A" table:number-columns-repeated="3"/>
                <table:table-header-rows>
                  <table:table-row>
                    <table:table-cell table:style-name="Table1.A1" office:value-type="string">
                      <text:p text:style-name="Revision_20_Table_20_Heading">Código</text:p>
                    </table:table-cell>
                    <table:table-cell table:style-name="Table1.B1" office:value-type="string">
                      <text:p text:style-name="Revision_20_Table_20_Heading">Revisión</text:p>
                    </table:table-cell>
                    <table:table-cell table:style-name="Table1.C1" office:value-type="string">
                      <text:p text:style-name="Revision_20_Table_20_Heading">Fecha</text:p>
                    </table:table-cell>
                  </table:table-row>
                </table:table-header-rows>
                <table:table-row table:style-name="Table1.2">
                  <table:table-cell table:style-name="Table1.B4" office:value-type="string">
                    <text:p text:style-name="Revision_20_Table_20_Content"><text:user-defined style:data-style-name="N0" text:name="Code">DE-MA-03</text:user-defined></text:p>
                  </table:table-cell>
                  <table:table-cell table:style-name="Table1.B4" office:value-type="string">
                    <text:p text:style-name="Revision_20_Table_20_Content"><text:editing-cycles>23</text:editing-cycles></text:p>
                  </table:table-cell>
                  <table:table-cell table:style-name="Table1.C4" office:value-type="string">
                    <text:p text:style-name="MP4"><text:modification-date style:data-style-name="N37">26/08/16</text:modification-date></text:p>
                  </table:table-cell>
                </table:table-row>
                <table:table-row>
                  <table:table-cell table:style-name="Table1.B4" office:value-type="string">
                    <text:p text:style-name="Revision_20_Table_20_Heading">Clasificación</text:p>
                  </table:table-cell>
                  <table:table-cell table:style-name="Table1.B4" office:value-type="string">
                    <text:p text:style-name="Revision_20_Table_20_Heading">Responsable</text:p>
                  </table:table-cell>
                  <table:table-cell table:style-name="Table1.C4" office:value-type="string">
                    <text:p text:style-name="Revision_20_Table_20_Heading">Caducidad</text:p>
                  </table:table-cell>
                </table:table-row>
                <table:table-row>
                  <table:table-cell table:style-name="Table1.B4" office:value-type="string">
                    <text:p text:style-name="Revision_20_Table_20_Content"><text:user-defined style:data-style-name="N0" text:name="Classification">TRN3</text:user-defined></text:p>
                  </table:table-cell>
                  <table:table-cell table:style-name="Table1.B4" office:value-type="string">
                    <text:p text:style-name="Revision_20_Table_20_Content"><text:author-initials text:fixed="false">jr</text:author-initials></text:p>
                  </table:table-cell>
                  <table:table-cell table:style-name="Table1.C4" office:value-type="string">
                    <text:p text:style-name="Revision_20_Table_20_Content"><text:user-defined style:data-style-name="N37" text:name="Expiry">28/04/17</text:user-defined></text:p>
                  </table:table-cell>
                </table:table-row>
              </table:table>
            </table:table-cell>
          </table:table-row>
        </table:table>
        <text:p text:style-name="MP5"/>
      </style:header>
      <style:footer>
        <text:p text:style-name="MP6"><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6:35:26.325111838</meta:creation-date>
    <meta:editing-cycles>23</meta:editing-cycles>
    <meta:editing-duration>PT1H14M32S</meta:editing-duration>
    <dc:subject>Define los objetivos, alcance y otras caracteristicas sobre el proyecto a realizar</dc:subject>
    <dc:title>Definición del Proyecto</dc:title>
    <meta:generator>LibreOffice/4.3.7.2$Linux_X86_64 LibreOffice_project/430$Build-2</meta:generator>
    <dc:description>En este documento se deben definir la información general sobre el proyecto a realizar</dc:description>
    <meta:initial-creator>Julian Raigosa</meta:initial-creator>
    <dc:date>2016-08-26T15:45:09.137938930</dc:date>
    <dc:creator>Julian Raigosa</dc:creator>
    <meta:document-statistic meta:table-count="3" meta:image-count="1" meta:object-count="0" meta:page-count="8" meta:paragraph-count="59" meta:word-count="519" meta:character-count="3252" meta:non-whitespace-character-count="2775"/>
    <meta:user-defined meta:name="Classification">TRN3</meta:user-defined>
    <meta:user-defined meta:name="Code">DE-MA-03</meta:user-defined>
    <meta:user-defined meta:name="Expiry" meta:value-type="date">2017-04-28</meta:user-defined>
  </office:meta>
</office:document-meta>
</file>